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.getPartner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.PartnerLink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.getPartnerLin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.hasPartner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.getMy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.isInitializePartner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.hasMy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